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1.909cm"/>
    </style:style>
    <style:style style:name="Tableau1.B" style:family="table-column">
      <style:table-column-properties style:column-width="5.71cm"/>
    </style:style>
    <style:style style:name="Tableau1.C" style:family="table-column">
      <style:table-column-properties style:column-width="3.972cm"/>
    </style:style>
    <style:style style:name="Tableau1.D" style:family="table-column">
      <style:table-column-properties style:column-width="5.41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Quotations" style:list-style-name="L1"/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Super question ! Et tu fais bien de te la poser dès le début 😊</text:p>
      <text:p text:style-name="Horizontal_20_Line"/>
      <text:h text:style-name="Heading_20_3" text:outline-level="3">🎯 Objectif :</text:h>
      <text:p text:style-name="Text_20_body">Une personne qui débute en <text:span text:style-name="Strong_20_Emphasis">community management</text:span> veut <text:span text:style-name="Strong_20_Emphasis">présenter son profil</text:span>, <text:span text:style-name="Strong_20_Emphasis">gagner en crédibilité</text:span>, et <text:span text:style-name="Strong_20_Emphasis">trouver ses premiers clients ou employeurs</text:span>.</text:p>
      <text:p text:style-name="Text_20_body">👉 Elle n’a pas encore d’expérience, donc il faut <text:span text:style-name="Strong_20_Emphasis">valoriser autrement</text:span> : sa personnalité, sa motivation, ses compétences, ses formations, et ses projets (même fictifs ou bénévoles).</text:p>
      <text:p text:style-name="Horizontal_20_Line"/>
      <text:h text:style-name="Heading_20_2" text:outline-level="2">🌐 Site web ou portfolio ?</text:h>
      <text:p text:style-name="Quotations">Les deux mots sont souvent utilisés ensemble, mais voici la nuance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Table_20_Heading">Type</text:p>
            </table:table-cell>
            <table:table-cell table:style-name="Tableau1.A1" office:value-type="string">
              <text:p text:style-name="Table_20_Heading">C’est quoi ?</text:p>
            </table:table-cell>
            <table:table-cell table:style-name="Tableau1.A1" office:value-type="string">
              <text:p text:style-name="Table_20_Heading">Recommandé pour débutant ?</text:p>
            </table:table-cell>
            <table:table-cell table:style-name="Tableau1.A1" office:value-type="string">
              <text:p text:style-name="Table_20_Heading">Pourquoi ?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trong_20_Emphasis">Portfolio</text:span></text:p>
          </table:table-cell>
          <table:table-cell table:style-name="Tableau1.A1" office:value-type="string">
            <text:p text:style-name="Table_20_Contents">Un site qui montre ce qu’on <text:span text:style-name="Strong_20_Emphasis">sait faire</text:span></text:p>
          </table:table-cell>
          <table:table-cell table:style-name="Tableau1.A1" office:value-type="string">
            <text:p text:style-name="Table_20_Contents">✅ OUI</text:p>
          </table:table-cell>
          <table:table-cell table:style-name="Tableau1.A1" office:value-type="string">
            <text:p text:style-name="Table_20_Contents">Tu montres tes projets, même d’entraînement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Site “CV”</text:span></text:p>
          </table:table-cell>
          <table:table-cell table:style-name="Tableau1.A1" office:value-type="string">
            <text:p text:style-name="Table_20_Contents">Un site plus général, comme une <text:span text:style-name="Strong_20_Emphasis">carte de visite interactive</text:span></text:p>
          </table:table-cell>
          <table:table-cell table:style-name="Tableau1.A1" office:value-type="string">
            <text:p text:style-name="Table_20_Contents">✅ OUI</text:p>
          </table:table-cell>
          <table:table-cell table:style-name="Tableau1.A1" office:value-type="string">
            <text:p text:style-name="Table_20_Contents">Tu présentes ton profil complet, même sans projet</text:p>
          </table:table-cell>
        </table:table-row>
      </table:table>
      <text:p text:style-name="Text_20_body">➡️ Pour un débutant, <text:span text:style-name="Strong_20_Emphasis">le mieux est de faire un petit site personnel</text:span> qui fait à la fois <text:span text:style-name="Strong_20_Emphasis">CV + Portfolio léger</text:span>.</text:p>
      <text:p text:style-name="Horizontal_20_Line"/>
      <text:h text:style-name="Heading_20_2" text:outline-level="2">📦 Contenu/sections essentielles du site</text:h>
      <text:h text:style-name="Heading_20_3" text:outline-level="3">🏠 1. Accueil / Présentation rapide</text:h>
      <text:list text:style-name="L1">
        <text:list-item>
          <text:p text:style-name="P3">Un petit paragraphe sympa : qui tu es, ce que tu cherches, ce que tu aimes.</text:p>
        </text:list-item>
        <text:list-item>
          <text:p text:style-name="P3">Exemple :</text:p>
          <text:p text:style-name="P2">"Je suis [Prénom], passionné(e) par la communication digitale. J'apprends chaque jour à mieux créer du lien entre marques et communautés. En recherche de mes premières missions !"</text:p>
        </text:list-item>
      </text:list>
      <text:p text:style-name="Horizontal_20_Line"/>
      <text:h text:style-name="Heading_20_3" text:outline-level="3">👤 2. À propos</text:h>
      <text:list text:style-name="L2">
        <text:list-item>
          <text:p text:style-name="P4">Ton parcours (même si non pro).</text:p>
        </text:list-item>
        <text:list-item>
          <text:p text:style-name="P4">Pourquoi tu veux faire du community management.</text:p>
        </text:list-item>
        <text:list-item>
          <text:p text:style-name="P4">Ce qui te plaît là-dedans.</text:p>
        </text:list-item>
      </text:list>
      <text:p text:style-name="Text_20_body"/>
      <text:h text:style-name="Heading_20_3" text:outline-level="3"><text:soft-page-break/>🛠️ 3. Compétences</text:h>
      <text:list text:style-name="L3">
        <text:list-item>
          <text:p text:style-name="P5">Ce que tu sais faire (même en formation ou auto-appris) :</text:p>
          <text:list>
            <text:list-item>
              <text:p text:style-name="P5">Rédaction de contenus</text:p>
            </text:list-item>
            <text:list-item>
              <text:p text:style-name="P5">Gestion de réseaux sociaux (ex. Instagram, TikTok…)</text:p>
            </text:list-item>
            <text:list-item>
              <text:p text:style-name="P5">Création de visuels (Canva, Photoshop…)</text:p>
            </text:list-item>
            <text:list-item>
              <text:p text:style-name="P5">Planification / Calendrier éditorial</text:p>
            </text:list-item>
            <text:list-item>
              <text:p text:style-name="P5">Outils utilisés : Canva, Meta Business Suite, Hootsuite, Trello, Notion, etc.</text:p>
            </text:list-item>
          </text:list>
        </text:list-item>
      </text:list>
      <text:p text:style-name="Horizontal_20_Line"/>
      <text:h text:style-name="Heading_20_3" text:outline-level="3">📂 4. Projets / Portfolio</text:h>
      <text:list text:style-name="L4">
        <text:list-item>
          <text:p text:style-name="P6">Même si tu débutes, tu peux montrer :</text:p>
          <text:list>
            <text:list-item>
              <text:p text:style-name="P6">Une page Insta fictive que tu aurais créée</text:p>
            </text:list-item>
            <text:list-item>
              <text:p text:style-name="P6">Une campagne imaginaire pour une marque</text:p>
            </text:list-item>
            <text:list-item>
              <text:p text:style-name="P6">Des visuels faits avec Canva</text:p>
            </text:list-item>
            <text:list-item>
              <text:p text:style-name="P6">Un audit fictif d’un réseau social</text:p>
            </text:list-item>
          </text:list>
        </text:list-item>
      </text:list>
      <text:p text:style-name="Text_20_body">🧠 <text:span text:style-name="Emphasis">Astuce</text:span> : fais-toi des <text:span text:style-name="Strong_20_Emphasis">exercices personnels</text:span> que tu montres ici.</text:p>
      <text:p text:style-name="Horizontal_20_Line"/>
      <text:h text:style-name="Heading_20_3" text:outline-level="3">🧾 5. Formations</text:h>
      <text:list text:style-name="L5">
        <text:list-item>
          <text:p text:style-name="P7">Formation suivie en community management (même en ligne : OpenClassrooms, Coursera, etc.)</text:p>
        </text:list-item>
        <text:list-item>
          <text:p text:style-name="P7">Autres études pertinentes (communication, marketing…)</text:p>
        </text:list-item>
      </text:list>
      <text:p text:style-name="Horizontal_20_Line"/>
      <text:h text:style-name="Heading_20_3" text:outline-level="3">💬 6. Témoignages (si possible)</text:h>
      <text:list text:style-name="L6">
        <text:list-item>
          <text:p text:style-name="P8">Si tu as fait du bénévolat ou aidé un proche → demande un petit mot.</text:p>
        </text:list-item>
        <text:list-item>
          <text:p text:style-name="P8">Même un retour d’un formateur peut être intéressant.</text:p>
        </text:list-item>
      </text:list>
      <text:p text:style-name="Horizontal_20_Line"/>
      <text:h text:style-name="Heading_20_3" text:outline-level="3">📫 7. Contact</text:h>
      <text:list text:style-name="L7">
        <text:list-item>
          <text:p text:style-name="P9">Formulaire ou adresse mail</text:p>
        </text:list-item>
        <text:list-item>
          <text:p text:style-name="P9">Lien vers tes réseaux (LinkedIn, Insta pro…)</text:p>
        </text:list-item>
      </text:list>
      <text:p text:style-name="Horizontal_20_Line"/>
      <text:h text:style-name="Heading_20_3" text:outline-level="3">✨ Optionnel : Blog</text:h>
      <text:list text:style-name="L8">
        <text:list-item>
          <text:p text:style-name="P10">Si tu aimes écrire, tu peux créer un petit blog où tu expliques :</text:p>
          <text:list>
            <text:list-item>
              <text:p text:style-name="P10"><text:soft-page-break/>Des astuces pour gérer une communauté</text:p>
            </text:list-item>
            <text:list-item>
              <text:p text:style-name="P10">Des idées de contenus</text:p>
            </text:list-item>
            <text:list-item>
              <text:p text:style-name="P10">Ton avis sur une campagne que tu as aimée</text:p>
            </text:list-item>
          </text:list>
        </text:list-item>
      </text:list>
      <text:p text:style-name="Text_20_body">👉 C’est excellent pour <text:span text:style-name="Strong_20_Emphasis">montrer ta réflexion et ta veille</text:span> !</text:p>
      <text:p text:style-name="Horizontal_20_Line"/>
      <text:h text:style-name="Heading_20_2" text:outline-level="2">📌 Conclusion</text:h>
      <text:p text:style-name="Text_20_body">Même sans expérience :</text:p>
      <text:p text:style-name="Quotations">✔ Tu peux créer un site clair, personnalisé et professionnel<text:line-break/>✔ Tu montres ta motivation et ta capacité à apprendre<text:line-break/>✔ Tu mets en avant des projets “fictifs” ou personnels</text:p>
      <text:p text:style-name="Horizontal_20_Line"/>
      <text:p text:style-name="P1">-----------------------------------------------------</text:p>
      <text:p text:style-name="P1">| LOGO / Prénom Nom <text:s text:c="33"/>|</text:p>
      <text:p text:style-name="P1">| Menu : Accueil | À propos | Compétences | Projets | Contact |</text:p>
      <text:p text:style-name="P1">-----------------------------------------------------</text:p>
      <text:p text:style-name="P1"/>
      <text:p text:style-name="P1">🏠 ACCUEIL</text:p>
      <text:p text:style-name="P1">---------------------</text:p>
      <text:p text:style-name="P1">Bonjour, moi c’est [Ton prénom] 👋 <text:s/></text:p>
      <text:p text:style-name="P1">Débutant(e) en community management, passionné(e) par la communication et le digital. <text:s/></text:p>
      <text:p text:style-name="P1">Je suis à la recherche de mes premières expériences pro ou missions en freelance. <text:s/></text:p>
      <text:p text:style-name="P1">(CTA : Me contacter)</text:p>
      <text:p text:style-name="P1"/>
      <text:p text:style-name="P1">👤 À PROPOS</text:p>
      <text:p text:style-name="P1">---------------------</text:p>
      <text:p text:style-name="P1">• J’ai découvert le community management récemment et j’adore ça. <text:s/></text:p>
      <text:p text:style-name="P1">• Je suis une personne [créative / organisée / curieuse / autre]. <text:s/></text:p>
      <text:p text:style-name="P1">• J’ai suivi [ta formation] et je me forme aussi par moi-même tous les jours.</text:p>
      <text:p text:style-name="P1"/>
      <text:p text:style-name="P1">🛠️ COMPÉTENCES</text:p>
      <text:p text:style-name="P1">---------------------</text:p>
      <text:p text:style-name="P1">🧠 Compétences :</text:p>
      <text:p text:style-name="P1"><text:soft-page-break/>- Rédaction de posts (adaptés à chaque réseau)</text:p>
      <text:p text:style-name="P1">- Création de visuels (Canva, Photoshop basique)</text:p>
      <text:p text:style-name="P1">- Organisation (calendrier éditorial)</text:p>
      <text:p text:style-name="P1">- Analyse de base (statistiques simples, engagement)</text:p>
      <text:p text:style-name="P1"/>
      <text:p text:style-name="P1">🧰 Outils :</text:p>
      <text:p text:style-name="P1">- Canva, Meta Business Suite, Notion, Trello...</text:p>
      <text:p text:style-name="P1"/>
      <text:p text:style-name="P1">📂 PROJETS</text:p>
      <text:p text:style-name="P1">---------------------</text:p>
      <text:p text:style-name="P1">🔹 *Mini-projet 1* – Campagne fictive pour une marque de café <text:s/></text:p>
      <text:p text:style-name="P1">→ Objectif, stratégie, 2 visuels, idées de posts</text:p>
      <text:p text:style-name="P1"/>
      <text:p text:style-name="P1">🔹 *Mini-projet 2* – Page Instagram de test créée en formation <text:s/></text:p>
      <text:p text:style-name="P1">→ Lien vers la page, grille de publication, reels</text:p>
      <text:p text:style-name="P1"/>
      <text:p text:style-name="P1">🔹 *Mini-projet 3* – Audit fictif d’un compte Insta réel <text:s/></text:p>
      <text:p text:style-name="P1">→ Analyse des points forts/faibles, conseils</text:p>
      <text:p text:style-name="P1"/>
      <text:p text:style-name="P1">📜 FORMATIONS</text:p>
      <text:p text:style-name="P1">---------------------</text:p>
      <text:p text:style-name="P1">🎓 Formation "Community manager débutant" – [Nom de l’organisme] <text:s/></text:p>
      <text:p text:style-name="P1">📚 Autres apprentissages : OpenClassrooms, YouTube, etc.</text:p>
      <text:p text:style-name="P1"/>
      <text:p text:style-name="P1">💬 TÉMOIGNAGES (facultatif)</text:p>
      <text:p text:style-name="P1">---------------------</text:p>
      <text:p text:style-name="P1">🗨️ "Merci à [Ton prénom] pour l’aide sur notre page Facebook" – (Nom) <text:s/></text:p>
      <text:p text:style-name="P1">🗨️ "Travail sérieux et créatif pendant notre projet" – (Formateur ou collègue)</text:p>
      <text:p text:style-name="P1"/>
      <text:p text:style-name="P1">📫 CONTACT</text:p>
      <text:p text:style-name="P1">---------------------</text:p>
      <text:p text:style-name="P1">📧 contact@tonmail.com <text:s/></text:p>
      <text:p text:style-name="P1"><text:soft-page-break/>🔗 LinkedIn | Insta | Autres réseaux pros <text:s/></text:p>
      <text:p text:style-name="P1">📍 Formulaire de contact intégré 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12:34:26.390357309</meta:creation-date>
    <dc:date>2025-04-10T08:55:16.723861569</dc:date>
    <meta:editing-duration>PT17H6M27S</meta:editing-duration>
    <meta:editing-cycles>2</meta:editing-cycles>
    <meta:generator>LibreOffice/24.2.7.2$Linux_X86_64 LibreOffice_project/420$Build-2</meta:generator>
    <meta:document-statistic meta:table-count="1" meta:image-count="0" meta:object-count="0" meta:page-count="5" meta:paragraph-count="105" meta:word-count="760" meta:character-count="4579" meta:non-whitespace-character-count="3886"/>
  </office:meta>
</office:document-meta>
</file>